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223cm" svg:y="1.958cm">
            <draw:object draw:notify-on-update-of-ranges="Sheet1.A4:Sheet1.A11 Sheet1.B4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mètredu boulet (en pouce)</text:p>
          </table:table-cell>
          <table:table-cell office:value-type="string" calcext:value-type="string">
            <text:p>Temps de refroidissement (en min)</text:p>
          </table:table-cell>
          <table:table-cell table:number-columns-repeated="4"/>
          <table:table-cell office:value-type="string" calcext:value-type="string">
            <text:p>Titre du graphiqu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emps de refroidissement en fonction du diamiètre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efficient directeu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formula="of:=([.B7]-[.B4])/([.A7]-[.A4])" office:value-type="float" office:value="104.666666666667" calcext:value-type="float">
            <text:p>104.6666666666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0:44:42.0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2T09:55:00.965223539</meta:creation-date>
    <dc:date>2021-04-09T11:33:43.817000000</dc:date>
    <meta:editing-duration>PT1H5M30S</meta:editing-duration>
    <meta:editing-cycles>2</meta:editing-cycles>
    <meta:generator>LibreOffice/7.1.1.2$Windows_x86 LibreOffice_project/fe0b08f4af1bacafe4c7ecc87ce55bb426164676</meta:generator>
    <meta:document-statistic meta:table-count="1" meta:cell-count="2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56cm" svg:y="0.316cm" chart:style-name="ch2">
          <text:p>Temps de refroidissement en fonction du diamètre</text:p>
        </chart:title>
        <chart:plot-area chart:style-name="ch3" table:cell-range-address="Sheet1.A4:Sheet1.B11" svg:x="1.331cm" svg:y="1.275cm" svg:width="14.349cm" svg:height="6.564cm">
          <chart:coordinate-region svg:x="2.138cm" svg:y="1.474cm" svg:width="13.302cm" svg:height="5.718cm"/>
          <chart:axis chart:dimension="x" chart:name="primary-x" chart:style-name="ch4">
            <chart:title svg:x="7.813cm" svg:y="8.019cm" chart:style-name="ch5">
              <text:p>(pouces)</text:p>
            </chart:title>
            <chart:grid chart:style-name="ch6" chart:class="major"/>
          </chart:axis>
          <chart:axis chart:dimension="y" chart:name="primary-y" chart:style-name="ch4">
            <chart:title svg:x="0.451cm" svg:y="5.858cm" chart:style-name="ch7">
              <text:p>Tps de refs. (min)</text:p>
            </chart:title>
            <chart:grid chart:style-name="ch6" chart:class="major"/>
          </chart:axis>
          <chart:series chart:style-name="ch8" chart:values-cell-range-address="Sheet1.B4:Sheet1.B11" chart:class="chart:scatter">
            <chart:domain table:cell-range-address="Sheet1.A4:Sheet1.A11"/>
            <chart:data-point chart:repeated="6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4:Sheet1.A11</svg:desc>
                </draw:g>
              </table:table-cell>
              <table:table-cell office:value-type="float" office:value="39">
                <text:p>39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